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sub 58%" fo:font-size="26pt" style:font-size-asian="26pt" style:font-size-complex="26pt"/>
    </style:style>
    <style:style style:name="T3" style:family="text">
      <style:text-properties style:text-position="0% 100%" fo:font-size="28pt" style:font-size-asian="28pt" style:font-size-complex="28pt"/>
    </style:style>
    <style:style style:name="T4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2" draw:id="id2" draw:layer="layout" svg:width="1.5cm" svg:height="1.5cm" svg:x="6.4cm" svg:y="3.6cm">
          <text:p text:style-name="P1"><text:span text:style-name="T1">u</text:span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5cm" svg:height="1.5cm" svg:x="3.5cm" svg:y="8.3cm">
          <text:p text:style-name="P1"><text:span text:style-name="T3">f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cm" svg:height="1.5cm" svg:x="9.9cm" svg:y="10.2cm">
          <text:p text:style-name="P1"><text:span text:style-name="T3">f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cm" svg:height="1.5cm" svg:x="13.5cm" svg:y="5.8cm">
          <text:p text:style-name="P1"><text:span text:style-name="T3">f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4.25cm" svg:y1="8.3cm" svg:x2="6.4cm" svg:y2="4.35cm" draw:start-shape="id1" draw:start-glue-point="4" draw:end-shape="id2" draw:end-glue-point="6" svg:d="m4250 8300c0-2634 716-3950 2150-3950" svg:viewBox="0 0 2151 3951">
          <text:p/>
        </draw:connector>
        <draw:connector draw:style-name="gr2" draw:text-style-name="P1" draw:layer="layout" draw:type="curve" svg:x1="7.15cm" svg:y1="5.1cm" svg:x2="5cm" svg:y2="9.05cm" draw:start-shape="id2" draw:start-glue-point="8" draw:end-shape="id1" draw:end-glue-point="10" svg:d="m7150 5100c0 2634-716 3950-2150 3950" svg:viewBox="0 0 2151 3951">
          <text:p/>
        </draw:connector>
        <draw:connector draw:style-name="gr2" draw:text-style-name="P1" draw:layer="layout" draw:type="curve" svg:x1="11.4cm" svg:y1="10.95cm" svg:x2="7.9cm" svg:y2="4.35cm" draw:start-shape="id3" draw:start-glue-point="10" draw:end-shape="id2" svg:d="m11400 10950c789 0 2539-6600-3500-6600" svg:viewBox="0 0 4356 6601">
          <text:p/>
        </draw:connector>
        <draw:connector draw:style-name="gr2" draw:text-style-name="P1" draw:layer="layout" draw:type="curve" svg:x1="7.681cm" svg:y1="4.881cm" svg:x2="9.9cm" svg:y2="10.95cm" draw:start-shape="id2" draw:start-glue-point="9" draw:end-shape="id3" draw:end-glue-point="6" svg:d="m7681 4881c1830 0 721 6069 2219 6069" svg:viewBox="0 0 2220 6070">
          <text:p/>
        </draw:connector>
        <draw:connector draw:style-name="gr2" draw:text-style-name="P1" draw:layer="layout" draw:type="curve" svg:x1="4.25cm" svg:y1="9.8cm" svg:x2="10.119cm" svg:y2="11.481cm" draw:start-shape="id1" draw:start-glue-point="8" draw:end-shape="id3" draw:end-glue-point="7" svg:d="m4250 9800c0 1121 1956 1681 5869 1681" svg:viewBox="0 0 5870 1682">
          <text:p/>
        </draw:connector>
        <draw:connector draw:style-name="gr2" draw:text-style-name="P1" draw:layer="layout" draw:type="curve" svg:x1="14.25cm" svg:y1="5.8cm" svg:x2="7.681cm" svg:y2="3.819cm" draw:start-shape="id4" draw:start-glue-point="4" draw:end-shape="id2" draw:end-glue-point="11" svg:d="m14250 5800c0-1321-2189-1981-6569-1981" svg:viewBox="0 0 6570 1982">
          <text:p/>
        </draw:connector>
        <draw:custom-shape draw:style-name="gr1" draw:text-style-name="P1" xml:id="id5" draw:id="id5" draw:layer="layout" svg:width="1cm" svg:height="1.2cm" svg:x="6.7cm" svg:y="1.2cm">
          <text:p text:style-name="P1">m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7.15cm" svg:y1="3.6cm" svg:x2="7.2cm" svg:y2="2.4cm" draw:start-shape="id2" draw:start-glue-point="4" draw:end-shape="id5" draw:end-glue-point="6" svg:d="m7150 3600 50-1200" svg:viewBox="0 0 51 1201">
          <text:p/>
        </draw:connector>
        <draw:custom-shape draw:style-name="gr1" draw:text-style-name="P1" xml:id="id7" draw:id="id7" draw:layer="layout" svg:width="1cm" svg:height="1.2cm" svg:x="1.1cm" svg:y="9.8cm">
          <text:p text:style-name="P1">m<text:span text:style-name="T4">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6" draw:id="id6" draw:layer="layout" svg:width="1cm" svg:height="1.2cm" svg:x="1.1cm" svg:y="7.8cm">
          <text:p text:style-name="P1">m<text:span text:style-name="T4">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9" draw:id="id9" draw:layer="layout" svg:width="1cm" svg:height="1.2cm" svg:x="10cm" svg:y="13cm">
          <text:p text:style-name="P1">m<text:span text:style-name="T4">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8" draw:id="id8" draw:layer="layout" svg:width="1cm" svg:height="1.2cm" svg:x="7.8cm" svg:y="13cm">
          <text:p text:style-name="P1">m<text:span text:style-name="T4">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10" draw:id="id10" draw:layer="layout" svg:width="1cm" svg:height="1.2cm" svg:x="12.1cm" svg:y="13cm">
          <text:p text:style-name="P1">m<text:span text:style-name="T4">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xml:id="id11" draw:id="id11" draw:layer="layout" svg:width="1cm" svg:height="1.2cm" svg:x="13.8cm" svg:y="8.5cm">
          <text:p text:style-name="P1">m<text:span text:style-name="T4">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2.1cm" svg:y1="8.4cm" svg:x2="3.5cm" svg:y2="9.05cm" draw:start-shape="id6" draw:start-glue-point="7" draw:end-shape="id1" draw:end-glue-point="6" svg:d="m2100 8400 1400 650" svg:viewBox="0 0 1401 651">
          <text:p/>
        </draw:connector>
        <draw:connector draw:style-name="gr3" draw:text-style-name="P1" draw:layer="layout" draw:type="line" svg:x1="2.1cm" svg:y1="10.4cm" svg:x2="3.5cm" svg:y2="9.05cm" draw:start-shape="id7" draw:start-glue-point="7" draw:end-shape="id1" draw:end-glue-point="6" svg:d="m2100 10400 1400-1350" svg:viewBox="0 0 1401 1351">
          <text:p/>
        </draw:connector>
        <draw:connector draw:style-name="gr3" draw:text-style-name="P1" draw:layer="layout" draw:type="line" svg:x1="8.3cm" svg:y1="13cm" svg:x2="10.65cm" svg:y2="11.7cm" draw:start-shape="id8" draw:start-glue-point="4" draw:end-shape="id3" draw:end-glue-point="8" svg:d="m8300 13000 2350-1300" svg:viewBox="0 0 2351 1301">
          <text:p/>
        </draw:connector>
        <draw:connector draw:style-name="gr3" draw:text-style-name="P1" draw:layer="layout" draw:type="line" svg:x1="10.5cm" svg:y1="13cm" svg:x2="10.65cm" svg:y2="11.7cm" draw:start-shape="id9" draw:start-glue-point="4" draw:end-shape="id3" draw:end-glue-point="8" svg:d="m10500 13000 150-1300" svg:viewBox="0 0 151 1301">
          <text:p/>
        </draw:connector>
        <draw:connector draw:style-name="gr3" draw:text-style-name="P1" draw:layer="layout" draw:type="line" svg:x1="12.6cm" svg:y1="13cm" svg:x2="10.65cm" svg:y2="11.7cm" draw:start-shape="id10" draw:start-glue-point="4" draw:end-shape="id3" draw:end-glue-point="8" svg:d="m12600 13000-1950-1300" svg:viewBox="0 0 1951 1301">
          <text:p/>
        </draw:connector>
        <draw:connector draw:style-name="gr3" draw:text-style-name="P1" draw:layer="layout" draw:type="line" svg:x1="14.3cm" svg:y1="8.5cm" svg:x2="14.25cm" svg:y2="7.3cm" draw:start-shape="id11" draw:start-glue-point="4" draw:end-shape="id4" draw:end-glue-point="8" svg:d="m14300 8500-50-1200" svg:viewBox="0 0 5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Ubuntu" style:font-family-generic="roman" style:font-pitch="variable" fo:font-size="24pt" fo:language="en" fo:country="US" style:font-family-asian="Ubuntu" style:font-family-generic-asian="system" style:font-pitch-asian="variable" style:font-size-asian="24pt" style:language-asian="zh" style:country-asian="CN" style:font-family-complex="Ubuntu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.05cm" svg:stroke-color="#000000" draw:marker-start-width="0.29cm" draw:marker-start-center="false" draw:marker-end-width="0.29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Ubuntu" style:font-family-generic="roman" style:font-pitch="variable" fo:font-size="18pt" fo:font-style="normal" fo:text-shadow="none" style:text-underline-style="none" fo:font-weight="normal" style:letter-kerning="true" style:font-family-asian="Ubuntu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Ubuntu" style:font-family-generic="roman" style:font-pitch="variable" fo:font-size="18pt" style:letter-kerning="true" style:font-family-asian="Ubuntu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6cm" fo:page-height="1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songx </meta:initial-creator>
    <meta:creation-date>2014-01-17T15:44:13</meta:creation-date>
    <dc:date>2014-01-17T16:02:12</dc:date>
    <dc:creator>xsongx </dc:creator>
    <meta:editing-duration>PT2M49S</meta:editing-duration>
    <meta:editing-cycles>1</meta:editing-cycles>
    <meta:document-statistic meta:object-count="24"/>
    <meta:generator>LibreOffice/4.0.4.2$Linux_X86_64 LibreOffice_project/400m0$Build-2</meta:generator>
  </office:meta>
</office:document-meta>
</file>